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sk type</text:p>
          </table:table-cell>
          <table:table-cell/>
        </table:table-row>
        <table:table-row table:style-name="ro1">
          <table:table-cell office:value-type="string" calcext:value-type="string">
            <text:p>interactive</text:p>
          </table:table-cell>
          <table:table-cell office:value-type="string" calcext:value-type="string">
            <text:p>either new task or sleepy task with short bursts. Very high HRRN.</text:p>
          </table:table-cell>
        </table:table-row>
        <table:table-row table:style-name="ro1">
          <table:table-cell office:value-type="string" calcext:value-type="string">
            <text:p>realtime</text:p>
          </table:table-cell>
          <table:table-cell office:value-type="string" calcext:value-type="string">
            <text:p>long lived task with medium to long bursts. biased virtual finishing time (BVFT).</text:p>
          </table:table-cell>
        </table:table-row>
        <table:table-row table:style-name="ro1">
          <table:table-cell office:value-type="string" calcext:value-type="string">
            <text:p>CPU bound</text:p>
          </table:table-cell>
          <table:table-cell office:value-type="string" calcext:value-type="string">
            <text:p>long lived task with non stopping bursts, usually no I/O wait time. Very low HRRN.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long lived task with long bursts and many I/O. Something like compression, backup, indexing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 new task that its type is not yet known</text:p>
          </table:table-cell>
        </table:table-row>
      </table:table>
      <table:table table:name="interactiv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eractive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either new task or sleepy task with short bursts. Very high HRR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w to detect</text:p>
          </table:table-cell>
          <table:table-cell/>
        </table:table-row>
        <table:table-row table:style-name="ro1">
          <table:table-cell office:value-type="string" calcext:value-type="string">
            <text:p>- if new, we consider any new task as unknown, which will be preempt with deadline rule until its type is determined</text:p>
          </table:table-cell>
          <table:table-cell/>
        </table:table-row>
        <table:table-row table:style-name="ro1">
          <table:table-cell office:value-type="string" calcext:value-type="string">
            <text:p>- if old task, it has very high HRRN VAL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RRN &gt; 2</text:p>
          </table:table-cell>
        </table:table-row>
        <table:table-row table:style-name="ro1">
          <table:table-cell office:value-type="string" calcext:value-type="string">
            <text:p>- waiting times are not regular</text:p>
          </table:table-cell>
          <table:table-cell/>
        </table:table-row>
      </table:table>
      <table:table table:name="realtime" table:style-name="ta1">
        <table:table-column table:style-name="co2" table:default-cell-style-name="Default"/>
        <table:table-row table:style-name="ro1">
          <table:table-cell office:value-type="string" calcext:value-type="string">
            <text:p>realtim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ng lived task with medium to long bursts. biased virtual finishing time (BVFT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w to detect</text:p>
          </table:table-cell>
        </table:table-row>
        <table:table-row table:style-name="ro1">
          <table:table-cell office:value-type="string" calcext:value-type="string">
            <text:p>- it has slept at least once</text:p>
          </table:table-cell>
        </table:table-row>
        <table:table-row table:style-name="ro1">
          <table:table-cell office:value-type="string" calcext:value-type="string">
            <text:p>- the life time is not short ( &gt; 0.5s)</text:p>
          </table:table-cell>
        </table:table-row>
        <table:table-row table:style-name="ro1">
          <table:table-cell office:value-type="string" calcext:value-type="string">
            <text:p>- it has relatively equal sleeping/waiting times (ex. it sleeps for ~10ms and run repeatedly)</text:p>
          </table:table-cell>
        </table:table-row>
        <table:table-row table:style-name="ro1">
          <table:table-cell office:value-type="string" calcext:value-type="string">
            <text:p>- bursts before sleep are relatively equal <text:span text:style-name="T1">(</text:span>delta 8ms<text:span text:style-name="T1">)</text:span></text:p>
          </table:table-cell>
        </table:table-row>
        <table:table-row table:style-name="ro1">
          <table:table-cell office:value-type="string" calcext:value-type="string">
            <text:p>- burst before sleep is &lt;= 4ms</text:p>
          </table:table-cell>
        </table:table-row>
      </table:table>
      <table:table table:name="CPU bound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PU bound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ong lived task with non stopping bursts, usually no I/O wait time. Very low HRR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w to detect</text:p>
          </table:table-cell>
          <table:table-cell/>
        </table:table-row>
        <table:table-row table:style-name="ro1">
          <table:table-cell office:value-type="string" calcext:value-type="string">
            <text:p>- Run/Wait &gt;= 80%</text:p>
          </table:table-cell>
          <table:table-cell/>
        </table:table-row>
        <table:table-row table:style-name="ro1">
          <table:table-cell office:value-type="string" calcext:value-type="string">
            <text:p>- if it sleeps, then it is not cpu boun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the type was cpu bound and it sleeps, change to unknown</text:p>
          </table:table-cell>
        </table:table-row>
      </table:table>
      <table:table table:name="batch" table:style-name="ta1">
        <table:table-column table:style-name="co2" table:default-cell-style-name="Default"/>
        <table:table-row table:style-name="ro1">
          <table:table-cell office:value-type="string" calcext:value-type="string">
            <text:p>batch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ng lived task with long bursts and many I/O. Something like compression, backup, index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w to detec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Run/Wait &gt; 50%</text:p>
          </table:table-cell>
        </table:table-row>
      </table:table>
      <table:table table:name="undefined yet" table:style-name="ta1">
        <table:table-column table:style-name="co2" table:default-cell-style-name="Default"/>
        <table:table-row table:style-name="ro1">
          <table:table-cell office:value-type="string" calcext:value-type="string">
            <text:p>undefined ye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 new task that its type is not yet 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20:39:01.851787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06:22:03.758668450</meta:creation-date>
    <dc:date>2021-11-02T20:39:57.384481938</dc:date>
    <meta:editing-duration>PT19H53M23S</meta:editing-duration>
    <meta:editing-cycles>132</meta:editing-cycles>
    <meta:generator>LibreOffice/6.4.7.2$Linux_X86_64 LibreOffice_project/40$Build-2</meta:generator>
    <meta:document-statistic meta:table-count="6" meta:cell-count="43" meta:object-count="0"/>
  </office:meta>
</office:document-meta>
</file>